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ontserrat" svg:font-family="Montserrat, sans-serif"/>
    <style:font-face style:name="MuseoSansCyrl-300" svg:font-family="MuseoSansCyrl-300"/>
    <style:font-face style:name="PT Sans" svg:font-family="'PT Sans'"/>
    <style:font-face style:name="Roboto" svg:font-family="Roboto, Oxygen, sans-serif"/>
    <style:font-face style:name="PT Astra Serif1" svg:font-family="'PT Astra Serif'" style:font-adornments="Regular" style:font-family-generic="roman"/>
    <style:font-face style:name="Times New Roman" svg:font-family="'Times New Roman'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8.999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background-color="#ffffff" fo:padding="0.097cm" fo:border-left="0.05pt solid #2a6099" fo:border-right="none" fo:border-top="0.05pt solid #2a6099" fo:border-bottom="0.05pt solid #2a6099">
        <style:background-image/>
      </style:table-cell-properties>
    </style:style>
    <style:style style:name="Таблица1.B1" style:family="table-cell">
      <style:table-cell-properties fo:padding="0.097cm" fo:border="0.05pt solid #2a6099"/>
    </style:style>
    <style:style style:name="Таблица1.A2" style:family="table-cell">
      <style:table-cell-properties fo:background-color="#ffffff" fo:padding="0.097cm" fo:border-left="0.05pt solid #2a6099" fo:border-right="none" fo:border-top="none" fo:border-bottom="0.05pt solid #2a6099">
        <style:background-image/>
      </style:table-cell-properties>
    </style:style>
    <style:style style:name="Таблица1.B2" style:family="table-cell">
      <style:table-cell-properties fo:padding="0.097cm" fo:border-left="0.05pt solid #2a6099" fo:border-right="0.05pt solid #2a6099" fo:border-top="none" fo:border-bottom="0.05pt solid #2a6099"/>
    </style:style>
    <style:style style:name="Таблица1.B3" style:family="table-cell">
      <style:table-cell-properties fo:padding="0.097cm" fo:border-left="0.05pt solid #2a6099" fo:border-right="0.05pt solid #2a6099" fo:border-top="none" fo:border-bottom="0.05pt solid #2a6099"/>
    </style:style>
    <style:style style:name="Таблица1.B4" style:family="table-cell">
      <style:table-cell-properties fo:padding="0.097cm" fo:border-left="0.05pt solid #2a6099" fo:border-right="0.05pt solid #2a6099" fo:border-top="none" fo:border-bottom="0.05pt solid #2a6099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8.999cm" style:rel-column-width="32767*"/>
    </style:style>
    <style:style style:name="Таблица3.B" style:family="table-column">
      <style:table-column-properties style:column-width="9.001cm" style:rel-column-width="32768*"/>
    </style:style>
    <style:style style:name="Таблица3.A1" style:family="table-cell">
      <style:table-cell-properties fo:padding="0.097cm" fo:border-left="0.05pt solid #2a6099" fo:border-right="none" fo:border-top="0.05pt solid #2a6099" fo:border-bottom="0.05pt solid #2a6099"/>
    </style:style>
    <style:style style:name="Таблица3.B1" style:family="table-cell">
      <style:table-cell-properties fo:padding="0.097cm" fo:border="0.05pt solid #2a6099"/>
    </style:style>
    <style:style style:name="Таблица3.A2" style:family="table-cell">
      <style:table-cell-properties fo:padding="0.097cm" fo:border-left="0.05pt solid #2a6099" fo:border-right="none" fo:border-top="none" fo:border-bottom="0.05pt solid #2a6099"/>
    </style:style>
    <style:style style:name="Таблица3.B2" style:family="table-cell">
      <style:table-cell-properties fo:padding="0.097cm" fo:border-left="0.05pt solid #2a6099" fo:border-right="0.05pt solid #2a6099" fo:border-top="none" fo:border-bottom="0.05pt solid #2a6099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8.999cm" style:rel-column-width="32767*"/>
    </style:style>
    <style:style style:name="Таблица4.B" style:family="table-column">
      <style:table-column-properties style:column-width="9.001cm" style:rel-column-width="32768*"/>
    </style:style>
    <style:style style:name="Таблица4.A1" style:family="table-cell">
      <style:table-cell-properties fo:padding="0.097cm" fo:border-left="0.05pt solid #2a6099" fo:border-right="none" fo:border-top="0.05pt solid #2a6099" fo:border-bottom="0.05pt solid #2a6099"/>
    </style:style>
    <style:style style:name="Таблица4.B1" style:family="table-cell">
      <style:table-cell-properties fo:padding="0.097cm" fo:border="0.05pt solid #2a6099"/>
    </style:style>
    <style:style style:name="Таблица4.A2" style:family="table-cell">
      <style:table-cell-properties fo:padding="0.097cm" fo:border-left="0.05pt solid #2a6099" fo:border-right="none" fo:border-top="none" fo:border-bottom="0.05pt solid #2a6099"/>
    </style:style>
    <style:style style:name="Таблица4.B2" style:family="table-cell">
      <style:table-cell-properties fo:padding="0.097cm" fo:border-left="0.05pt solid #2a6099" fo:border-right="0.05pt solid #2a6099" fo:border-top="none" fo:border-bottom="0.05pt solid #2a6099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8.999cm" style:rel-column-width="32767*"/>
    </style:style>
    <style:style style:name="Таблица5.B" style:family="table-column">
      <style:table-column-properties style:column-width="9.001cm" style:rel-column-width="32768*"/>
    </style:style>
    <style:style style:name="Таблица5.A1" style:family="table-cell">
      <style:table-cell-properties fo:padding="0.097cm" fo:border-left="0.05pt solid #2a6099" fo:border-right="none" fo:border-top="0.05pt solid #2a6099" fo:border-bottom="0.05pt solid #2a6099"/>
    </style:style>
    <style:style style:name="Таблица5.B1" style:family="table-cell">
      <style:table-cell-properties fo:padding="0.097cm" fo:border="0.05pt solid #2a6099"/>
    </style:style>
    <style:style style:name="Таблица5.A2" style:family="table-cell">
      <style:table-cell-properties fo:padding="0.097cm" fo:border-left="0.05pt solid #2a6099" fo:border-right="none" fo:border-top="none" fo:border-bottom="0.05pt solid #2a6099"/>
    </style:style>
    <style:style style:name="Таблица5.B2" style:family="table-cell">
      <style:table-cell-properties fo:padding="0.097cm" fo:border-left="0.05pt solid #2a6099" fo:border-right="0.05pt solid #2a6099" fo:border-top="none" fo:border-bottom="0.05pt solid #2a6099"/>
    </style:style>
    <style:style style:name="Таблица6" style:family="table">
      <style:table-properties style:width="18cm" table:align="margins"/>
    </style:style>
    <style:style style:name="Таблица6.A" style:family="table-column">
      <style:table-column-properties style:column-width="8.999cm" style:rel-column-width="32767*"/>
    </style:style>
    <style:style style:name="Таблица6.B" style:family="table-column">
      <style:table-column-properties style:column-width="9.001cm" style:rel-column-width="32768*"/>
    </style:style>
    <style:style style:name="Таблица6.A1" style:family="table-cell">
      <style:table-cell-properties fo:padding="0.097cm" fo:border-left="0.05pt solid #2a6099" fo:border-right="none" fo:border-top="0.05pt solid #2a6099" fo:border-bottom="0.05pt solid #2a6099"/>
    </style:style>
    <style:style style:name="Таблица6.B1" style:family="table-cell">
      <style:table-cell-properties fo:padding="0.097cm" fo:border="0.05pt solid #2a6099"/>
    </style:style>
    <style:style style:name="Таблица6.A2" style:family="table-cell">
      <style:table-cell-properties fo:padding="0.097cm" fo:border-left="0.05pt solid #2a6099" fo:border-right="none" fo:border-top="none" fo:border-bottom="0.05pt solid #2a6099"/>
    </style:style>
    <style:style style:name="Таблица6.B2" style:family="table-cell">
      <style:table-cell-properties fo:padding="0.097cm" fo:border-left="0.05pt solid #2a6099" fo:border-right="0.05pt solid #2a6099" fo:border-top="none" fo:border-bottom="0.05pt solid #2a6099"/>
    </style:style>
    <style:style style:name="Таблица7" style:family="table">
      <style:table-properties style:width="18cm" table:align="margins"/>
    </style:style>
    <style:style style:name="Таблица7.A" style:family="table-column">
      <style:table-column-properties style:column-width="8.999cm" style:rel-column-width="32767*"/>
    </style:style>
    <style:style style:name="Таблица7.B" style:family="table-column">
      <style:table-column-properties style:column-width="9.001cm" style:rel-column-width="32768*"/>
    </style:style>
    <style:style style:name="Таблица7.A1" style:family="table-cell">
      <style:table-cell-properties fo:padding="0.097cm" fo:border-left="0.05pt solid #2a6099" fo:border-right="none" fo:border-top="0.05pt solid #2a6099" fo:border-bottom="0.05pt solid #2a6099"/>
    </style:style>
    <style:style style:name="Таблица7.B1" style:family="table-cell">
      <style:table-cell-properties fo:padding="0.097cm" fo:border="0.05pt solid #2a6099"/>
    </style:style>
    <style:style style:name="Таблица7.A2" style:family="table-cell">
      <style:table-cell-properties fo:padding="0.097cm" fo:border-left="0.05pt solid #2a6099" fo:border-right="none" fo:border-top="none" fo:border-bottom="0.05pt solid #2a6099"/>
    </style:style>
    <style:style style:name="Таблица7.B2" style:family="table-cell">
      <style:table-cell-properties fo:padding="0.097cm" fo:border-left="0.05pt solid #2a6099" fo:border-right="0.05pt solid #2a6099" fo:border-top="none" fo:border-bottom="0.05pt solid #2a6099"/>
    </style:style>
    <style:style style:name="Таблица8" style:family="table">
      <style:table-properties style:width="18cm" table:align="margins"/>
    </style:style>
    <style:style style:name="Таблица8.A" style:family="table-column">
      <style:table-column-properties style:column-width="8.999cm" style:rel-column-width="32767*"/>
    </style:style>
    <style:style style:name="Таблица8.B" style:family="table-column">
      <style:table-column-properties style:column-width="9.001cm" style:rel-column-width="32768*"/>
    </style:style>
    <style:style style:name="Таблица8.A1" style:family="table-cell">
      <style:table-cell-properties fo:padding="0.097cm" fo:border-left="0.05pt solid #2a6099" fo:border-right="none" fo:border-top="0.05pt solid #2a6099" fo:border-bottom="0.05pt solid #2a6099"/>
    </style:style>
    <style:style style:name="Таблица8.B1" style:family="table-cell">
      <style:table-cell-properties fo:padding="0.097cm" fo:border="0.05pt solid #2a6099"/>
    </style:style>
    <style:style style:name="Таблица8.A2" style:family="table-cell">
      <style:table-cell-properties fo:padding="0.097cm" fo:border-left="0.05pt solid #2a6099" fo:border-right="none" fo:border-top="none" fo:border-bottom="0.05pt solid #2a6099"/>
    </style:style>
    <style:style style:name="Таблица8.B2" style:family="table-cell">
      <style:table-cell-properties fo:padding="0.097cm" fo:border-left="0.05pt solid #2a6099" fo:border-right="0.05pt solid #2a6099" fo:border-top="none" fo:border-bottom="0.05pt solid #2a6099"/>
    </style:style>
    <style:style style:name="Таблица8.11" style:family="table-row">
      <style:table-row-properties style:min-row-height="0.191cm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861e67" officeooo:paragraph-rsid="00861e67" style:font-size-asian="16pt" style:font-weight-asian="bold" style:font-size-complex="16pt" style:font-weight-complex="bold"/>
    </style:style>
    <style:style style:name="P7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861e67" officeooo:paragraph-rsid="008bef99" style:font-size-asian="16pt" style:font-weight-asian="bold" style:font-size-complex="16pt" style:font-weight-complex="bold"/>
    </style:style>
    <style:style style:name="P8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861e67" officeooo:paragraph-rsid="00902c06" style:font-size-asian="16pt" style:font-weight-asian="bold" style:font-size-complex="16pt" style:font-weight-complex="bold"/>
    </style:style>
    <style:style style:name="P9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861e67" officeooo:paragraph-rsid="0092131b" style:font-size-asian="16pt" style:font-weight-asian="bold" style:font-size-complex="16pt" style:font-weight-complex="bold"/>
    </style:style>
    <style:style style:name="P10" style:family="paragraph" style:parent-style-name="First_20_line_20_indent">
      <style:paragraph-properties fo:margin-left="0cm" fo:margin-right="0cm" fo:margin-top="0.201cm" fo:margin-bottom="0.201cm" style:contextual-spacing="false" fo:text-align="center" style:justify-single-word="false" fo:text-indent="0cm" style:auto-text-indent="false"/>
      <style:text-properties style:font-name="Times New Roman" officeooo:paragraph-rsid="00843d30"/>
    </style:style>
    <style:style style:name="P11" style:family="paragraph" style:parent-style-name="First_20_line_20_indent">
      <style:paragraph-properties fo:margin-left="0cm" fo:margin-right="0cm" fo:margin-top="0.201cm" fo:margin-bottom="0.201cm" style:contextual-spacing="false" fo:text-align="center" style:justify-single-word="false" fo:text-indent="0cm" style:auto-text-indent="false"/>
      <style:text-properties style:font-name="Times New Roman" officeooo:paragraph-rsid="0077fdf3"/>
    </style:style>
    <style:style style:name="P12" style:family="paragraph" style:parent-style-name="First_20_line_20_indent">
      <style:paragraph-properties fo:margin-left="0cm" fo:margin-right="0cm" fo:margin-top="0.201cm" fo:margin-bottom="0.201cm" style:contextual-spacing="false" fo:text-align="center" style:justify-single-word="false" fo:text-indent="0cm" style:auto-text-indent="false"/>
      <style:text-properties style:font-name="Times New Roman" fo:font-style="italic" officeooo:paragraph-rsid="0077fdf3" style:font-style-asian="italic" style:font-style-complex="italic"/>
    </style:style>
    <style:style style:name="P13" style:family="paragraph" style:parent-style-name="First_20_line_20_indent">
      <style:paragraph-properties fo:margin-left="0cm" fo:margin-right="0cm" fo:margin-top="0.201cm" fo:margin-bottom="0.201cm" style:contextual-spacing="false" fo:text-align="end" style:justify-single-word="false" fo:text-indent="0cm" style:auto-text-indent="false"/>
      <style:text-properties style:font-name="Times New Roman" officeooo:paragraph-rsid="0077fdf3"/>
    </style:style>
    <style:style style:name="P14" style:family="paragraph" style:parent-style-name="First_20_line_20_indent">
      <style:paragraph-properties fo:margin-left="0cm" fo:margin-right="0cm" fo:margin-top="0.201cm" fo:margin-bottom="0.201cm" style:contextual-spacing="false" fo:text-align="end" style:justify-single-word="false" fo:text-indent="0cm" style:auto-text-indent="false"/>
      <style:text-properties style:font-name="Times New Roman" officeooo:rsid="00870028" officeooo:paragraph-rsid="00870028"/>
    </style:style>
    <style:style style:name="P15" style:family="paragraph" style:parent-style-name="Table_20_Contents">
      <style:text-properties officeooo:rsid="00861e67" officeooo:paragraph-rsid="00861e67" style:font-size-complex="16pt"/>
    </style:style>
    <style:style style:name="P16" style:family="paragraph" style:parent-style-name="Table_20_Contents">
      <style:text-properties officeooo:rsid="00861e67" officeooo:paragraph-rsid="008bef99" style:font-size-complex="16pt"/>
    </style:style>
    <style:style style:name="P17" style:family="paragraph" style:parent-style-name="Table_20_Contents">
      <style:text-properties officeooo:rsid="00861e67" officeooo:paragraph-rsid="008c93ac" style:font-size-complex="16pt"/>
    </style:style>
    <style:style style:name="P18" style:family="paragraph" style:parent-style-name="Table_20_Contents">
      <style:text-properties officeooo:rsid="00861e67" officeooo:paragraph-rsid="008d2ae2" style:font-size-complex="16pt"/>
    </style:style>
    <style:style style:name="P19" style:family="paragraph" style:parent-style-name="Table_20_Contents">
      <style:text-properties officeooo:rsid="00861e67" officeooo:paragraph-rsid="00902c06" style:font-size-complex="16pt"/>
    </style:style>
    <style:style style:name="P20" style:family="paragraph" style:parent-style-name="Table_20_Contents">
      <style:text-properties officeooo:rsid="00861e67" officeooo:paragraph-rsid="0092131b" style:font-size-complex="16pt"/>
    </style:style>
    <style:style style:name="P21" style:family="paragraph" style:parent-style-name="Table_20_Contents">
      <style:text-properties officeooo:rsid="0088da04" officeooo:paragraph-rsid="0088da04" style:font-size-complex="16pt"/>
    </style:style>
    <style:style style:name="P22" style:family="paragraph" style:parent-style-name="Table_20_Contents">
      <style:text-properties officeooo:rsid="0088da04" officeooo:paragraph-rsid="008bef99" style:font-size-complex="16pt"/>
    </style:style>
    <style:style style:name="P23" style:family="paragraph" style:parent-style-name="Table_20_Contents">
      <style:text-properties officeooo:rsid="0088da04" officeooo:paragraph-rsid="008c93ac" style:font-size-complex="16pt"/>
    </style:style>
    <style:style style:name="P24" style:family="paragraph" style:parent-style-name="Table_20_Contents">
      <style:text-properties officeooo:rsid="0088da04" officeooo:paragraph-rsid="008d2ae2" style:font-size-complex="16pt"/>
    </style:style>
    <style:style style:name="P25" style:family="paragraph" style:parent-style-name="Table_20_Contents">
      <style:text-properties officeooo:rsid="0088da04" officeooo:paragraph-rsid="00902c06" style:font-size-complex="16pt"/>
    </style:style>
    <style:style style:name="P26" style:family="paragraph" style:parent-style-name="Table_20_Contents">
      <style:text-properties officeooo:rsid="0088da04" officeooo:paragraph-rsid="0092131b" style:font-size-complex="16pt"/>
    </style:style>
    <style:style style:name="P27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9970ab" officeooo:paragraph-rsid="009970ab" style:font-size-asian="16pt" style:font-weight-asian="bold" style:font-size-complex="16pt" style:font-weight-complex="bold"/>
    </style:style>
    <style:style style:name="P28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861e67" officeooo:paragraph-rsid="008c93ac" style:font-size-asian="16pt" style:font-weight-asian="bold" style:font-size-complex="16pt" style:font-weight-complex="bold"/>
    </style:style>
    <style:style style:name="P29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861e67" officeooo:paragraph-rsid="008d2ae2" style:font-size-asian="16pt" style:font-weight-asian="bold" style:font-size-complex="16pt" style:font-weight-complex="bold"/>
    </style:style>
    <style:style style:name="P30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861e67" officeooo:paragraph-rsid="0092131b" style:font-size-asian="16pt" style:font-weight-asian="bold" style:font-size-complex="16pt" style:font-weight-complex="bold"/>
    </style:style>
    <style:style style:name="P31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861e67" officeooo:paragraph-rsid="00861e67" style:font-size-asian="16pt" style:font-weight-asian="bold" style:font-size-complex="16pt" style:font-weight-complex="bold"/>
    </style:style>
    <style:style style:name="P32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9c6daa" officeooo:paragraph-rsid="009c6daa" style:font-size-asian="16pt" style:font-weight-asian="bold" style:font-size-complex="16pt" style:font-weight-complex="bold"/>
    </style:style>
    <style:style style:name="P33" style:family="paragraph" style:parent-style-name="First_20_line_20_indent">
      <style:paragraph-properties fo:margin-left="0cm" fo:margin-right="0cm" fo:margin-top="0.201cm" fo:margin-bottom="0.201cm" style:contextual-spacing="false" fo:text-align="center" style:justify-single-word="false" fo:text-indent="0cm" style:auto-text-indent="false"/>
      <style:text-properties fo:color="#2a6099" loext:opacity="100%" style:font-name="Times New Roman" fo:font-size="16pt" fo:font-weight="bold" officeooo:rsid="009c6daa" officeooo:paragraph-rsid="009c6daa" style:font-size-asian="16pt" style:font-weight-asian="bold" style:font-size-complex="16pt" style:font-weight-complex="bold"/>
    </style:style>
    <style:style style:name="P34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9f92ee" officeooo:paragraph-rsid="009f92ee" style:font-size-asian="16pt" style:font-weight-asian="bold" style:font-size-complex="16pt" style:font-weight-complex="bold"/>
    </style:style>
    <style:style style:name="P35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weight="bold" officeooo:rsid="009febf1" officeooo:paragraph-rsid="009febf1" style:font-size-asian="16pt" style:font-weight-asian="bold" style:font-size-complex="16pt" style:font-weight-complex="bold"/>
    </style:style>
    <style:style style:name="P36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color="#2a6099" loext:opacity="100%" style:font-name="Times New Roman" fo:font-size="16pt" fo:font-style="normal" fo:font-weight="bold" officeooo:rsid="00861e67" officeooo:paragraph-rsid="0092131b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style:use-window-font-color="true" loext:opacity="0%" style:font-name="Times New Roman" fo:font-size="14pt" fo:font-weight="normal" officeooo:rsid="00861e67" officeooo:paragraph-rsid="0092131b" style:font-size-asian="12.25pt" style:font-weight-asian="normal" style:font-size-complex="14pt" style:font-weight-complex="normal"/>
    </style:style>
    <style:style style:name="P38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style:use-window-font-color="true" loext:opacity="0%" style:font-name="Times New Roman" fo:font-size="14pt" fo:font-style="italic" fo:font-weight="normal" officeooo:rsid="00861e67" officeooo:paragraph-rsid="0092131b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style:use-window-font-color="true" loext:opacity="0%" style:font-name="Times New Roman" fo:font-size="14pt" fo:font-style="normal" fo:font-weight="normal" officeooo:rsid="00861e67" officeooo:paragraph-rsid="0092131b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First_20_line_20_indent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style:use-window-font-color="true" loext:opacity="0%" style:font-name="Times New Roman" fo:font-size="14pt" fo:font-style="normal" fo:font-weight="normal" officeooo:rsid="00861e67" officeooo:paragraph-rsid="0092131b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Footer_20_left" style:master-page-name="Обратная_20_сторона">
      <style:paragraph-properties style:page-number="auto"/>
    </style:style>
    <style:style style:name="P42" style:family="paragraph" style:parent-style-name="Table_20_Contents">
      <style:paragraph-properties fo:text-align="start" style:justify-single-word="false"/>
      <style:text-properties officeooo:rsid="008d2ae2" officeooo:paragraph-rsid="008d2ae2" style:font-size-complex="16pt"/>
    </style:style>
    <style:style style:name="P43" style:family="paragraph" style:parent-style-name="Table_20_Contents">
      <style:paragraph-properties fo:text-align="start" style:justify-single-word="false"/>
      <style:text-properties officeooo:rsid="008d2ae2" officeooo:paragraph-rsid="00902c06" style:font-size-complex="16pt"/>
    </style:style>
    <style:style style:name="P44" style:family="paragraph" style:parent-style-name="Table_20_Contents">
      <style:paragraph-properties fo:text-align="start" style:justify-single-word="false"/>
      <style:text-properties style:font-size-complex="16pt"/>
    </style:style>
    <style:style style:name="P45" style:family="paragraph" style:parent-style-name="Table_20_Contents">
      <style:paragraph-properties fo:text-align="start" style:justify-single-word="false"/>
      <style:text-properties officeooo:rsid="00870e55" officeooo:paragraph-rsid="00870e55" style:font-size-complex="16pt"/>
    </style:style>
    <style:style style:name="P46" style:family="paragraph" style:parent-style-name="Table_20_Contents">
      <style:paragraph-properties fo:text-align="start" style:justify-single-word="false"/>
      <style:text-properties officeooo:rsid="00870028" officeooo:paragraph-rsid="008bef99" style:font-size-complex="16pt"/>
    </style:style>
    <style:style style:name="P47" style:family="paragraph" style:parent-style-name="Table_20_Contents">
      <style:paragraph-properties fo:text-align="start" style:justify-single-word="false"/>
      <style:text-properties officeooo:rsid="00870028" officeooo:paragraph-rsid="00870028" style:font-size-complex="16pt"/>
    </style:style>
    <style:style style:name="P48" style:family="paragraph" style:parent-style-name="Table_20_Contents">
      <style:paragraph-properties fo:text-align="start" style:justify-single-word="false"/>
      <style:text-properties officeooo:rsid="00870028" officeooo:paragraph-rsid="008c93ac" style:font-size-complex="16pt"/>
    </style:style>
    <style:style style:name="P49" style:family="paragraph" style:parent-style-name="Table_20_Contents">
      <style:paragraph-properties fo:text-align="start" style:justify-single-word="false"/>
      <style:text-properties officeooo:rsid="00870028" officeooo:paragraph-rsid="0092131b" style:font-size-complex="16pt"/>
    </style:style>
    <style:style style:name="P50" style:family="paragraph" style:parent-style-name="Table_20_Contents">
      <style:paragraph-properties fo:text-align="start" style:justify-single-word="false"/>
      <style:text-properties officeooo:rsid="008bef99" officeooo:paragraph-rsid="0092131b" style:font-size-complex="16pt"/>
    </style:style>
    <style:style style:name="P51" style:family="paragraph" style:parent-style-name="Table_20_Contents">
      <style:paragraph-properties fo:text-align="start" style:justify-single-word="false"/>
      <style:text-properties officeooo:rsid="008a72be" officeooo:paragraph-rsid="008a72be" style:font-size-complex="16pt"/>
    </style:style>
    <style:style style:name="P52" style:family="paragraph" style:parent-style-name="Table_20_Contents">
      <style:paragraph-properties fo:text-align="start" style:justify-single-word="false"/>
      <style:text-properties officeooo:rsid="008a72be" officeooo:paragraph-rsid="008bef99" style:font-size-complex="16pt"/>
    </style:style>
    <style:style style:name="P53" style:family="paragraph" style:parent-style-name="Table_20_Contents">
      <style:paragraph-properties fo:text-align="start" style:justify-single-word="false"/>
      <style:text-properties officeooo:rsid="008a72be" officeooo:paragraph-rsid="008c93ac" style:font-size-complex="16pt"/>
    </style:style>
    <style:style style:name="P54" style:family="paragraph" style:parent-style-name="Table_20_Contents">
      <style:paragraph-properties fo:text-align="start" style:justify-single-word="false"/>
      <style:text-properties officeooo:rsid="008a72be" officeooo:paragraph-rsid="008d2ae2" style:font-size-complex="16pt"/>
    </style:style>
    <style:style style:name="P55" style:family="paragraph" style:parent-style-name="Table_20_Contents">
      <style:paragraph-properties fo:text-align="start" style:justify-single-word="false"/>
      <style:text-properties officeooo:rsid="008a72be" officeooo:paragraph-rsid="00902c06" style:font-size-complex="16pt"/>
    </style:style>
    <style:style style:name="P56" style:family="paragraph" style:parent-style-name="Table_20_Contents">
      <style:paragraph-properties fo:text-align="start" style:justify-single-word="false"/>
      <style:text-properties officeooo:rsid="008a72be" officeooo:paragraph-rsid="0092131b" style:font-size-complex="16pt"/>
    </style:style>
    <style:style style:name="P57" style:family="paragraph" style:parent-style-name="Table_20_Contents">
      <style:paragraph-properties fo:text-align="start" style:justify-single-word="false"/>
      <style:text-properties officeooo:rsid="008c0e80" officeooo:paragraph-rsid="008c0e80" style:font-size-complex="16pt"/>
    </style:style>
    <style:style style:name="P58" style:family="paragraph" style:parent-style-name="Table_20_Contents">
      <style:paragraph-properties fo:text-align="start" style:justify-single-word="false"/>
      <style:text-properties officeooo:rsid="008c93ac" officeooo:paragraph-rsid="008c93ac" style:font-size-complex="16pt"/>
    </style:style>
    <style:style style:name="P59" style:family="paragraph" style:parent-style-name="Table_20_Contents">
      <style:paragraph-properties fo:text-align="start" style:justify-single-word="false"/>
      <style:text-properties officeooo:rsid="008c93ac" officeooo:paragraph-rsid="009d9b91" style:font-size-complex="16pt"/>
    </style:style>
    <style:style style:name="P60" style:family="paragraph" style:parent-style-name="Table_20_Contents">
      <style:paragraph-properties fo:text-align="start" style:justify-single-word="false"/>
      <style:text-properties officeooo:rsid="0092131b" officeooo:paragraph-rsid="0092131b" style:font-size-complex="16pt"/>
    </style:style>
    <style:style style:name="P61" style:family="paragraph" style:parent-style-name="Table_20_Contents">
      <style:paragraph-properties fo:text-align="start" style:justify-single-word="false"/>
      <style:text-properties officeooo:rsid="0092131b" officeooo:paragraph-rsid="009adcd4" style:font-size-complex="16pt"/>
    </style:style>
    <style:style style:name="P62" style:family="paragraph" style:parent-style-name="Table_20_Contents">
      <style:paragraph-properties fo:text-align="start" style:justify-single-word="false"/>
      <style:text-properties officeooo:rsid="00937b9f" officeooo:paragraph-rsid="009adcd4" style:font-size-complex="16pt"/>
    </style:style>
    <style:style style:name="P63" style:family="paragraph" style:parent-style-name="Table_20_Contents">
      <style:paragraph-properties fo:text-align="start" style:justify-single-word="false"/>
      <style:text-properties officeooo:rsid="009adcd4" officeooo:paragraph-rsid="009adcd4" style:font-size-complex="16pt"/>
    </style:style>
    <style:style style:name="P64" style:family="paragraph" style:parent-style-name="Table_20_Contents">
      <style:paragraph-properties fo:text-align="start" style:justify-single-word="false"/>
      <style:text-properties officeooo:rsid="009b2923" officeooo:paragraph-rsid="009b2923" style:font-size-complex="16pt"/>
    </style:style>
    <style:style style:name="P65" style:family="paragraph" style:parent-style-name="Table_20_Contents">
      <style:paragraph-properties fo:text-align="start" style:justify-single-word="false"/>
      <style:text-properties officeooo:rsid="009c6daa" officeooo:paragraph-rsid="009c6daa" style:font-size-complex="16pt"/>
    </style:style>
    <style:style style:name="P66" style:family="paragraph" style:parent-style-name="Table_20_Contents">
      <style:paragraph-properties fo:text-align="start" style:justify-single-word="false"/>
      <style:text-properties officeooo:rsid="00902c06" officeooo:paragraph-rsid="00902c06" style:font-size-complex="16pt"/>
    </style:style>
    <style:style style:name="P67" style:family="paragraph" style:parent-style-name="Table_20_Contents">
      <style:paragraph-properties fo:text-align="start" style:justify-single-word="false"/>
      <style:text-properties officeooo:rsid="00917652" officeooo:paragraph-rsid="00917652" style:font-size-complex="16pt"/>
    </style:style>
    <style:style style:name="P68" style:family="paragraph" style:parent-style-name="Table_20_Contents">
      <style:paragraph-properties fo:text-align="start" style:justify-single-word="false"/>
      <style:text-properties officeooo:rsid="009d9b91" officeooo:paragraph-rsid="009d9b91" style:font-size-complex="16pt"/>
    </style:style>
    <style:style style:name="P69" style:family="paragraph" style:parent-style-name="Table_20_Contents">
      <style:paragraph-properties fo:text-align="start" style:justify-single-word="false"/>
      <style:text-properties style:font-name="PT Astra Serif" fo:font-size="14pt" officeooo:rsid="0088da04" officeooo:paragraph-rsid="0088da04" style:font-size-asian="10.5pt" style:font-size-complex="16pt"/>
    </style:style>
    <style:style style:name="P70" style:family="paragraph" style:parent-style-name="Table_20_Contents">
      <style:paragraph-properties fo:text-align="start" style:justify-single-word="false"/>
      <style:text-properties style:font-name="PT Astra Serif" fo:font-size="14pt" officeooo:rsid="0088da04" officeooo:paragraph-rsid="0092131b" style:font-size-asian="10.5pt" style:font-size-complex="16pt"/>
    </style:style>
    <style:style style:name="P71" style:family="paragraph" style:parent-style-name="Table_20_Contents">
      <style:paragraph-properties fo:text-align="start" style:justify-single-word="false"/>
      <style:text-properties style:font-name="PT Astra Serif" fo:font-size="14pt" officeooo:rsid="008a72be" officeooo:paragraph-rsid="008a72be" style:font-size-asian="10.5pt" style:font-size-complex="16pt"/>
    </style:style>
    <style:style style:name="P72" style:family="paragraph" style:parent-style-name="Table_20_Contents">
      <style:paragraph-properties fo:text-align="start" style:justify-single-word="false"/>
      <style:text-properties style:font-name="PT Astra Serif" fo:font-size="14pt" officeooo:rsid="008a72be" officeooo:paragraph-rsid="0092131b" style:font-size-asian="10.5pt" style:font-size-complex="16pt"/>
    </style:style>
    <style:style style:name="P73" style:family="paragraph" style:parent-style-name="Table_20_Contents">
      <style:paragraph-properties fo:text-align="start" style:justify-single-word="false"/>
      <style:text-properties style:font-name="PT Astra Serif" fo:font-size="14pt" officeooo:rsid="008c0e80" officeooo:paragraph-rsid="008c0e80" style:font-size-asian="10.5pt" style:font-size-complex="16pt"/>
    </style:style>
    <style:style style:name="P74" style:family="paragraph" style:parent-style-name="Table_20_Contents">
      <style:paragraph-properties fo:text-align="start" style:justify-single-word="false"/>
      <style:text-properties style:font-name="PT Astra Serif" fo:font-size="14pt" officeooo:rsid="009adcd4" officeooo:paragraph-rsid="009adcd4" style:font-size-asian="10.5pt" style:font-size-complex="16pt"/>
    </style:style>
    <style:style style:name="P75" style:family="paragraph" style:parent-style-name="Table_20_Contents">
      <style:paragraph-properties fo:text-align="start" style:justify-single-word="false"/>
      <style:text-properties style:font-name="PT Astra Serif" fo:font-size="14pt" officeooo:rsid="00917652" officeooo:paragraph-rsid="00917652" style:font-size-asian="10.5pt" style:font-size-complex="16pt"/>
    </style:style>
    <style:style style:name="P76" style:family="paragraph" style:parent-style-name="Table_20_Contents">
      <style:paragraph-properties fo:text-align="start" style:justify-single-word="false"/>
      <style:text-properties style:font-name="PT Astra Serif" fo:font-size="14pt" officeooo:rsid="009b2923" officeooo:paragraph-rsid="009b2923" style:font-size-asian="10.5pt" style:font-size-complex="16pt"/>
    </style:style>
    <style:style style:name="P77" style:family="paragraph" style:parent-style-name="Table_20_Contents">
      <style:paragraph-properties fo:text-align="start" style:justify-single-word="false"/>
      <style:text-properties style:font-name="PT Astra Serif" fo:font-size="14pt" officeooo:rsid="008d2ae2" officeooo:paragraph-rsid="008d2ae2" style:font-size-asian="10.5pt" style:font-size-complex="16pt"/>
    </style:style>
    <style:style style:name="P78" style:family="paragraph" style:parent-style-name="Table_20_Contents">
      <style:paragraph-properties fo:text-align="start" style:justify-single-word="false"/>
      <style:text-properties style:font-name="PT Astra Serif" fo:font-size="14pt" officeooo:rsid="008d2ae2" officeooo:paragraph-rsid="00902c06" style:font-size-asian="10.5pt" style:font-size-complex="16pt"/>
    </style:style>
    <style:style style:name="P79" style:family="paragraph" style:parent-style-name="Table_20_Contents">
      <style:paragraph-properties fo:text-align="start" style:justify-single-word="false"/>
      <style:text-properties style:font-name="PT Astra Serif" fo:font-size="14pt" officeooo:rsid="008c93ac" officeooo:paragraph-rsid="008c93ac" style:font-size-asian="10.5pt" style:font-size-complex="16pt"/>
    </style:style>
    <style:style style:name="P80" style:family="paragraph" style:parent-style-name="Table_20_Contents">
      <style:paragraph-properties fo:text-align="start" style:justify-single-word="false"/>
      <style:text-properties style:font-name="PT Astra Serif" fo:font-size="14pt" officeooo:rsid="008e8e9c" officeooo:paragraph-rsid="008e8e9c" style:font-size-asian="10.5pt" style:font-size-complex="16pt"/>
    </style:style>
    <style:style style:name="P81" style:family="paragraph" style:parent-style-name="Table_20_Contents">
      <style:paragraph-properties fo:text-align="start" style:justify-single-word="false"/>
      <style:text-properties style:font-name="PT Astra Serif" fo:font-size="14pt" officeooo:rsid="008e8e9c" officeooo:paragraph-rsid="00902c06" style:font-size-asian="10.5pt" style:font-size-complex="16pt"/>
    </style:style>
    <style:style style:name="P82" style:family="paragraph" style:parent-style-name="Table_20_Contents">
      <style:paragraph-properties fo:text-align="start" style:justify-single-word="false"/>
      <style:text-properties style:font-name="PT Astra Serif" fo:font-size="14pt" officeooo:rsid="00937b9f" officeooo:paragraph-rsid="00937b9f" style:font-size-asian="10.5pt" style:font-size-complex="16pt"/>
    </style:style>
    <style:style style:name="P83" style:family="paragraph" style:parent-style-name="Table_20_Contents">
      <style:paragraph-properties fo:text-align="start" style:justify-single-word="false"/>
      <style:text-properties officeooo:paragraph-rsid="008c0e80"/>
    </style:style>
    <style:style style:name="P84" style:family="paragraph" style:parent-style-name="Text_20_body">
      <style:paragraph-properties fo:margin-left="0cm" fo:margin-right="0cm" fo:margin-top="0cm" fo:margin-bottom="0.661cm" style:contextual-spacing="false" style:line-height-at-least="0.661cm" fo:orphans="2" fo:widows="2" fo:text-indent="0cm" style:auto-text-indent="false"/>
    </style:style>
    <style:style style:name="P85" style:family="paragraph" style:parent-style-name="Text_20_body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Times New Roman" fo:font-size="14pt" fo:letter-spacing="normal" fo:font-style="normal" fo:font-weight="normal" officeooo:rsid="00861e67" officeooo:paragraph-rsid="0092131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5ffed0"/>
    </style:style>
    <style:style style:name="T2" style:family="text">
      <style:text-properties officeooo:rsid="00843d3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870028"/>
    </style:style>
    <style:style style:name="T5" style:family="text">
      <style:text-properties officeooo:rsid="00870e55"/>
    </style:style>
    <style:style style:name="T6" style:family="text">
      <style:text-properties officeooo:rsid="0088da04"/>
    </style:style>
    <style:style style:name="T7" style:family="text">
      <style:text-properties style:font-name="PT Astra Serif" fo:font-size="14pt" style:font-size-asian="10.5pt"/>
    </style:style>
    <style:style style:name="T8" style:family="text">
      <style:text-properties style:font-name="PT Astra Serif" fo:font-size="14pt" officeooo:rsid="008c0e80" style:font-size-asian="10.5pt" style:font-size-complex="16pt"/>
    </style:style>
    <style:style style:name="T9" style:family="text">
      <style:text-properties style:font-name="PT Astra Serif" fo:font-size="14pt" officeooo:rsid="0088da04" style:font-size-asian="10.5pt"/>
    </style:style>
    <style:style style:name="T10" style:family="text">
      <style:text-properties style:font-name="PT Astra Serif" fo:font-size="14pt" officeooo:rsid="008c0e80" style:font-size-asian="10.5pt"/>
    </style:style>
    <style:style style:name="T11" style:family="text">
      <style:text-properties style:font-name="PT Astra Serif" fo:font-size="14pt" officeooo:rsid="008c93ac" style:font-size-asian="10.5pt"/>
    </style:style>
    <style:style style:name="T12" style:family="text">
      <style:text-properties style:font-name="PT Astra Serif" fo:font-size="14pt" officeooo:rsid="009adcd4" style:font-size-asian="10.5pt"/>
    </style:style>
    <style:style style:name="T13" style:family="text">
      <style:text-properties officeooo:rsid="008a72be"/>
    </style:style>
    <style:style style:name="T14" style:family="text">
      <style:text-properties officeooo:rsid="008bef99"/>
    </style:style>
    <style:style style:name="T15" style:family="text">
      <style:text-properties officeooo:rsid="008c0e80"/>
    </style:style>
    <style:style style:name="T16" style:family="text">
      <style:text-properties officeooo:rsid="008c93ac"/>
    </style:style>
    <style:style style:name="T17" style:family="text">
      <style:text-properties officeooo:rsid="008d2ae2"/>
    </style:style>
    <style:style style:name="T18" style:family="text">
      <style:text-properties officeooo:rsid="00902c06"/>
    </style:style>
    <style:style style:name="T19" style:family="text">
      <style:text-properties officeooo:rsid="00917652"/>
    </style:style>
    <style:style style:name="T20" style:family="text">
      <style:text-properties officeooo:rsid="0092131b"/>
    </style:style>
    <style:style style:name="T21" style:family="text">
      <style:text-properties officeooo:rsid="00937b9f"/>
    </style:style>
    <style:style style:name="T22" style:family="text">
      <style:text-properties fo:color="#ff0000" loext:opacity="100%"/>
    </style:style>
    <style:style style:name="T23" style:family="text">
      <style:text-properties officeooo:rsid="009adcd4"/>
    </style:style>
    <style:style style:name="T24" style:family="text">
      <style:text-properties fo:font-variant="normal" fo:text-transform="none" fo:color="#000000" loext:opacity="100%" fo:letter-spacing="normal"/>
    </style:style>
    <style:style style:name="T25" style:family="text">
      <style:text-properties fo:font-variant="normal" fo:text-transform="none" fo:letter-spacing="normal"/>
    </style:style>
    <style:style style:name="T26" style:family="text">
      <style:text-properties fo:font-variant="normal" fo:text-transform="none" fo:color="#180620" loext:opacity="100%" style:font-name="MuseoSansCyrl-300" fo:font-size="13.5pt" fo:letter-spacing="normal" fo:font-style="normal" fo:font-weight="normal"/>
    </style:style>
    <style:style style:name="T27" style:family="text">
      <style:text-properties fo:font-variant="normal" fo:text-transform="none" fo:color="#180620" loext:opacity="100%" fo:letter-spacing="normal"/>
    </style:style>
    <style:style style:name="T28" style:family="text">
      <style:text-properties fo:font-variant="normal" fo:text-transform="none" fo:color="#180620" loext:opacity="100%" fo:font-size="13.5pt" fo:letter-spacing="normal" fo:font-style="normal" fo:font-weight="normal"/>
    </style:style>
    <style:style style:name="T29" style:family="text">
      <style:text-properties fo:font-variant="normal" fo:text-transform="none" fo:color="#180620" loext:opacity="100%" style:font-name="Times New Roman" fo:font-size="13.5pt" fo:letter-spacing="normal" fo:font-style="normal" fo:font-weight="normal"/>
    </style:style>
    <style:style style:name="T30" style:family="text">
      <style:text-properties fo:font-variant="normal" fo:text-transform="none" fo:color="#180620" loext:opacity="100%" style:font-name="Times New Roman" fo:letter-spacing="normal" fo:font-style="normal" fo:font-weight="normal"/>
    </style:style>
    <style:style style:name="T31" style:family="text">
      <style:text-properties fo:font-variant="normal" fo:text-transform="none" fo:color="#180620" loext:opacity="100%" style:font-name="Times New Roman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style:font-size-asian="14pt" style:font-size-complex="14pt"/>
    </style:style>
    <style:style style:name="T34" style:family="text">
      <style:text-properties officeooo:rsid="009b2923"/>
    </style:style>
    <style:style style:name="T35" style:family="text">
      <style:text-properties officeooo:rsid="009c6daa"/>
    </style:style>
    <style:style style:name="T36" style:family="text">
      <style:text-properties officeooo:rsid="009d9b91"/>
    </style:style>
    <style:style style:name="T37" style:family="text">
      <style:text-properties officeooo:rsid="009f92ee"/>
    </style:style>
    <style:style style:name="T38" style:family="text">
      <style:text-properties style:use-window-font-color="true" loext:opacity="0%"/>
    </style:style>
    <style:style style:name="T39" style:family="text">
      <style:text-properties style:use-window-font-color="true" loext:opacity="0%" officeooo:rsid="00a110cd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ГБПОУ «ТОМСКИЙ ТЕХНИКУМ ИНФОРМАЦИОННЫХ </text:p>
      <text:p text:style-name="P10">ТЕХНОЛОГИЙ»</text:p>
      <text:p text:style-name="P11"/>
      <text:p text:style-name="P11"/>
      <text:p text:style-name="P11">Отчет по лабораторно-практической работе №2</text:p>
      <text:p text:style-name="P11">учебной дисциплины</text:p>
      <text:p text:style-name="P12">МДК 05.03 Тестирование ИС</text:p>
      <text:p text:style-name="P11">Тема: «<text:span text:style-name="T3">Использование инструментария анализа качества</text:span>»</text:p>
      <text:p text:style-name="P11"/>
      <text:p text:style-name="P11"/>
      <text:p text:style-name="P11"/>
      <text:p text:style-name="P11"/>
      <text:p text:style-name="P11"/>
      <text:p text:style-name="P13">Выполнил:</text:p>
      <text:p text:style-name="P13">студент <text:span text:style-name="T4">404 </text:span>группы</text:p>
      <text:p text:style-name="P14">Гладких С.А.</text:p>
      <text:p text:style-name="P13">Проверил:</text:p>
      <text:p text:style-name="P13">преподаватель, высшая к.к.</text:p>
      <text:p text:style-name="P13"><text:span text:style-name="T2">Сидиков</text:span> <text:span text:style-name="T2">И</text:span>.<text:span text:style-name="T2">И</text:span>.</text:p>
      <text:p text:style-name="P13"/>
      <text:p text:style-name="P13"/>
      <text:p text:style-name="P13"/>
      <text:p text:style-name="P13"/>
      <text:p text:style-name="P13"/>
      <text:p text:style-name="P11">г. Томск – 202<text:span text:style-name="T35">2</text:span> г</text:p>
      <text:p text:style-name="P11"/>
      <text:p text:style-name="P33"><text:soft-page-break/>Содержание</text:p>
      <text:p text:style-name="P32">1. Титульный лист</text:p>
      <text:p text:style-name="P32">2. Содержание</text:p>
      <text:p text:style-name="P32">3. Аннотация теста</text:p>
      <text:p text:style-name="P32">3. Test case #1</text:p>
      <text:p text:style-name="P32">4. Test case #2</text:p>
      <text:p text:style-name="P32">5. Test case #3</text:p>
      <text:p text:style-name="P32">6. Test case #4</text:p>
      <text:p text:style-name="P32">7. Test case #5</text:p>
      <text:p text:style-name="P32">8. Test case #6</text:p>
      <text:p text:style-name="P34">9. Вывод</text:p>
      <text:p text:style-name="P34">9. Контрольные вопросы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Аннотация теста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44925120">
          <table:table-cell table:style-name="Таблица1.A1" office:value-type="string">
            <text:p text:style-name="P15">Название проекта</text:p>
          </table:table-cell>
          <table:table-cell table:style-name="Таблица1.B1" office:value-type="string">
            <text:p text:style-name="P15">Слойка из ярче</text:p>
          </table:table-cell>
        </table:table-row>
        <table:table-row table:style-name="TableLine46537584">
          <table:table-cell table:style-name="Таблица1.A2" office:value-type="string">
            <text:p text:style-name="P15">Рабочая версия</text:p>
          </table:table-cell>
          <table:table-cell table:style-name="Таблица1.B2" office:value-type="string">
            <text:p text:style-name="P15">1.0</text:p>
          </table:table-cell>
        </table:table-row>
        <table:table-row table:style-name="TableLine46411808">
          <table:table-cell table:style-name="Таблица1.A2" office:value-type="string">
            <text:p text:style-name="P15">Имя тестирующего</text:p>
          </table:table-cell>
          <table:table-cell table:style-name="Таблица1.B3" office:value-type="string">
            <text:p text:style-name="P15">Гладких Станислав Андреевич</text:p>
          </table:table-cell>
        </table:table-row>
        <table:table-row table:style-name="TableLine45665456">
          <table:table-cell table:style-name="Таблица1.A2" office:value-type="string">
            <text:p text:style-name="P15">Дата(ы) теста</text:p>
          </table:table-cell>
          <table:table-cell table:style-name="Таблица1.B4" office:value-type="string">
            <text:p text:style-name="P15">19.11.2022</text:p>
          </table:table-cell>
        </table:table-row>
      </table:table>
      <text:p text:style-name="P6"/>
      <text:p text:style-name="P6">Test case #1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45820176">
          <table:table-cell table:style-name="Таблица3.A1" office:value-type="string">
            <text:p text:style-name="P15">Тестовый пример #</text:p>
          </table:table-cell>
          <table:table-cell table:style-name="Таблица3.B1" office:value-type="string">
            <text:p text:style-name="P21">TC_FT_1</text:p>
          </table:table-cell>
        </table:table-row>
        <table:table-row table:style-name="TableLine46202048">
          <table:table-cell table:style-name="Таблица3.A2" office:value-type="string">
            <text:p text:style-name="P15">Приоритет тестирования</text:p>
          </table:table-cell>
          <table:table-cell table:style-name="Таблица3.B2" office:value-type="string">
            <text:p text:style-name="P69">Высокий</text:p>
          </table:table-cell>
        </table:table-row>
        <table:table-row table:style-name="TableLine45866304">
          <table:table-cell table:style-name="Таблица3.A2" office:value-type="string">
            <text:p text:style-name="P15">Заголовок/название теста</text:p>
          </table:table-cell>
          <table:table-cell table:style-name="Таблица3.B2" office:value-type="string">
            <text:p text:style-name="P47"><text:span text:style-name="T9">Тестирование ссылок</text:span> <text:span text:style-name="T5">в шапке сайта</text:span></text:p>
          </table:table-cell>
        </table:table-row>
        <table:table-row table:style-name="TableLine45667040">
          <table:table-cell table:style-name="Таблица3.A2" office:value-type="string">
            <text:p text:style-name="P15">Краткое изложение теста</text:p>
          </table:table-cell>
          <table:table-cell table:style-name="Таблица3.B2" office:value-type="string">
            <text:p text:style-name="P47">Протестировать все <text:span text:style-name="T6">ссылки на</text:span> странице и выявить проблемы</text:p>
          </table:table-cell>
        </table:table-row>
        <table:table-row table:style-name="TableLine46538336">
          <table:table-cell table:style-name="Таблица3.A2" office:value-type="string">
            <text:p text:style-name="P15">Этапы теста</text:p>
          </table:table-cell>
          <table:table-cell table:style-name="Таблица3.B2" office:value-type="string">
            <text:p text:style-name="P46">1. <text:span text:style-name="T14">Открыть сайт</text:span></text:p>
            <text:p text:style-name="P64">2. Найти ссылку из тестовых данных</text:p>
            <text:p text:style-name="P46"><text:span text:style-name="T14">3</text:span>. Нажать на ссылку для перехода в другой раздел сайта</text:p>
            <text:p text:style-name="P64">4. Получить результат</text:p>
          </table:table-cell>
        </table:table-row>
        <table:table-row table:style-name="TableLine46812032">
          <table:table-cell table:style-name="Таблица3.A2" office:value-type="string">
            <text:p text:style-name="P15">Тестовые данные</text:p>
          </table:table-cell>
          <table:table-cell table:style-name="Таблица3.B2" office:value-type="string">
            <text:p text:style-name="P44"><text:span text:style-name="T5">1. </text:span>«<text:span text:style-name="T5">Основное» - </text:span><text:a xlink:type="simple" xlink:href="https://www.rksi.ru/specialnosti" text:style-name="Internet_20_link" text:visited-style-name="Visited_20_Internet_20_Link"><text:span text:style-name="T5">https://www.rksi.ru/specialnosti</text:span></text:a></text:p>
            <text:p text:style-name="P45">2. «Дополнительное» - <text:a xlink:type="simple" xlink:href="http://rc.rksi.ru/" text:style-name="Internet_20_link" text:visited-style-name="Visited_20_Internet_20_Link">http://rc.rksi.ru/</text:a></text:p>
            <text:p text:style-name="P45">3. «Опережающее» - <text:a xlink:type="simple" xlink:href="http://copp161.ru/" text:style-name="Internet_20_link" text:visited-style-name="Visited_20_Internet_20_Link">http://copp161.ru/</text:a></text:p>
            <text:p text:style-name="P45">4. «Заочное» - <text:a xlink:type="simple" xlink:href="http://do-rksi.ru/" text:style-name="Internet_20_link" text:visited-style-name="Visited_20_Internet_20_Link">http://do-rksi.ru/</text:a></text:p>
          </table:table-cell>
        </table:table-row>
        <table:table-row table:style-name="TableLine46812640">
          <table:table-cell table:style-name="Таблица3.A2" office:value-type="string">
            <text:p text:style-name="P15">Ожидаемый результат</text:p>
          </table:table-cell>
          <table:table-cell table:style-name="Таблица3.B2" office:value-type="string">
            <text:p text:style-name="P69">1. При наведении на ссылку курсор будет в <text:span text:style-name="T13">форме клика</text:span></text:p>
            <text:p text:style-name="P71">2. При нажатии на ссылку должен произойти переход на другую страницу</text:p>
            <text:p text:style-name="P71">3. Переадресация должна соответствовать названию ссылки</text:p>
          </table:table-cell>
        </table:table-row>
        <table:table-row table:style-name="TableLine46813360">
          <table:table-cell table:style-name="Таблица3.A2" office:value-type="string">
            <text:p text:style-name="P15">Фактический результат</text:p>
          </table:table-cell>
          <table:table-cell table:style-name="Таблица3.B2" office:value-type="string">
            <text:p text:style-name="P51">Все ссылки работают, переадресация корректная.</text:p>
          </table:table-cell>
        </table:table-row>
        <table:table-row table:style-name="TableLine45841360">
          <table:table-cell table:style-name="Таблица3.A2" office:value-type="string">
            <text:p text:style-name="P15">Статус</text:p>
          </table:table-cell>
          <table:table-cell table:style-name="Таблица3.B2" office:value-type="string">
            <text:p text:style-name="P51">Заче<text:span text:style-name="T14">т</text:span></text:p>
          </table:table-cell>
        </table:table-row>
        <table:table-row table:style-name="TableLine45842352">
          <table:table-cell table:style-name="Таблица3.A2" office:value-type="string">
            <text:p text:style-name="P15">Предварительное условие</text:p>
          </table:table-cell>
          <table:table-cell table:style-name="Таблица3.B2" office:value-type="string">
            <text:p text:style-name="P51">Не требуется</text:p>
          </table:table-cell>
        </table:table-row>
        <table:table-row table:style-name="TableLine45843152">
          <table:table-cell table:style-name="Таблица3.A2" office:value-type="string">
            <text:p text:style-name="P15">Постусловие</text:p>
          </table:table-cell>
          <table:table-cell table:style-name="Таблица3.B2" office:value-type="string">
            <text:p text:style-name="P51">Состояние системы не изменилось</text:p>
          </table:table-cell>
        </table:table-row>
        <table:table-row table:style-name="TableLine45843952">
          <table:table-cell table:style-name="Таблица3.A2" office:value-type="string">
            <text:p text:style-name="P15">Примечания/комментарии</text:p>
          </table:table-cell>
          <table:table-cell table:style-name="Таблица3.B2" office:value-type="string">
            <text:p text:style-name="P51">Без комментариев</text:p>
          </table:table-cell>
        </table:table-row>
      </table:table>
      <text:p text:style-name="P6"/>
      <text:p text:style-name="P6"><text:soft-page-break/></text:p>
      <text:p text:style-name="P7">Test case #<text:span text:style-name="T14">2</text:span>: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46203504">
          <table:table-cell table:style-name="Таблица4.A1" office:value-type="string">
            <text:p text:style-name="P16">Тестовый пример #</text:p>
          </table:table-cell>
          <table:table-cell table:style-name="Таблица4.B1" office:value-type="string">
            <text:p text:style-name="P22">TC_<text:span text:style-name="T15">UT</text:span>_1</text:p>
          </table:table-cell>
        </table:table-row>
        <table:table-row table:style-name="TableLine45649360">
          <table:table-cell table:style-name="Таблица4.A2" office:value-type="string">
            <text:p text:style-name="P16">Приоритет тестирования</text:p>
          </table:table-cell>
          <table:table-cell table:style-name="Таблица4.B2" office:value-type="string">
            <text:p text:style-name="P73">Низкий</text:p>
          </table:table-cell>
        </table:table-row>
        <table:table-row table:style-name="TableLine45319568">
          <table:table-cell table:style-name="Таблица4.A2" office:value-type="string">
            <text:p text:style-name="P16">Заголовок/название теста</text:p>
          </table:table-cell>
          <table:table-cell table:style-name="Таблица4.B2" office:value-type="string">
            <text:p text:style-name="P46"><text:span text:style-name="T9">Тестирование </text:span><text:span text:style-name="T10">удобства использования</text:span></text:p>
          </table:table-cell>
        </table:table-row>
        <table:table-row table:style-name="TableLine45846784">
          <table:table-cell table:style-name="Таблица4.A2" office:value-type="string">
            <text:p text:style-name="P16">Краткое изложение теста</text:p>
          </table:table-cell>
          <table:table-cell table:style-name="Таблица4.B2" office:value-type="string">
            <text:p text:style-name="P46">Протестировать <text:span text:style-name="T15">сайт для оценки веб-страницы с точки зрения конечного пользователя</text:span></text:p>
          </table:table-cell>
        </table:table-row>
        <table:table-row table:style-name="TableLine45752016">
          <table:table-cell table:style-name="Таблица4.A2" office:value-type="string">
            <text:p text:style-name="P16">Этапы теста</text:p>
          </table:table-cell>
          <table:table-cell table:style-name="Таблица4.B2" office:value-type="string">
            <text:p text:style-name="P46">1. <text:span text:style-name="T14">Открыть сайт</text:span></text:p>
            <text:p text:style-name="P57">2. Найти любую ссылку</text:p>
            <text:p text:style-name="P57">3. Перейти на другую страницу</text:p>
            <text:p text:style-name="P57">4. Посмотреть, можно ли попасть в меню с разных страниц</text:p>
            <text:p text:style-name="P65">5. Проверить шрифт</text:p>
            <text:p text:style-name="P57">6. Проверить удобство использования кнопок</text:p>
            <text:p text:style-name="P57">7. Проверить на удобство страницы сайта</text:p>
            <text:p text:style-name="P57">8. Проверить на наличие ошибок</text:p>
          </table:table-cell>
        </table:table-row>
        <table:table-row table:style-name="TableLine46526224">
          <table:table-cell table:style-name="Таблица4.A2" office:value-type="string">
            <text:p text:style-name="P16">Тестовые данные</text:p>
          </table:table-cell>
          <table:table-cell table:style-name="Таблица4.B2" office:value-type="string">
            <text:p text:style-name="P58">1. Главная страница - <text:a xlink:type="simple" xlink:href="https://www.rksi.ru/main" text:style-name="Internet_20_link" text:visited-style-name="Visited_20_Internet_20_Link">https://www.rksi.ru/main</text:a></text:p>
            <text:p text:style-name="P58">2. Страница основных специальностей - <text:a xlink:type="simple" xlink:href="https://www.rksi.ru/specialnosti" text:style-name="Internet_20_link" text:visited-style-name="Visited_20_Internet_20_Link">https://www.rksi.ru/specialnosti</text:a></text:p>
            <text:p text:style-name="P58">3. Страница «Сведения об образовательной организации» - <text:a xlink:type="simple" xlink:href="https://www.rksi.ru/info" text:style-name="Internet_20_link" text:visited-style-name="Visited_20_Internet_20_Link">https://www.rksi.ru/info</text:a></text:p>
            <text:p text:style-name="P58">4. Страница «Предпринимателю» - https://www.rksi.ru/recruiter</text:p>
          </table:table-cell>
        </table:table-row>
        <table:table-row table:style-name="TableLine46526832">
          <table:table-cell table:style-name="Таблица4.A2" office:value-type="string">
            <text:p text:style-name="P16">Ожидаемый результат</text:p>
          </table:table-cell>
          <table:table-cell table:style-name="Таблица4.B2" office:value-type="string">
            <text:p text:style-name="P83"><text:span text:style-name="T8">1. </text:span>Все страницы сайта понятны и просты в использовании</text:p>
            <text:p text:style-name="P83"><text:span text:style-name="T15">2. </text:span>Кнопки, формы и поля удобны для использования</text:p>
            <text:p text:style-name="P83"><text:span text:style-name="T15">3. </text:span>Доступ к главному меню осуществляется со всех страниц</text:p>
            <text:p text:style-name="P83"><text:span text:style-name="T15">4. </text:span>Отсутствуют грамматические, орфографические ошибки</text:p>
            <text:p text:style-name="P83"><text:span text:style-name="T15">5. </text:span>Изображения имеют соответствующие размеры и размещены правильно</text:p>
            <text:p text:style-name="P83"><text:span text:style-name="T15">6. </text:span>Контент должен быть информативным, понятным, структурированным и логически связанным</text:p>
            <text:p text:style-name="P83"><text:span text:style-name="T15">7. </text:span>Инструкции ясны и содержат <text:soft-page-break/>правильную информацию</text:p>
          </table:table-cell>
        </table:table-row>
        <table:table-row table:style-name="TableLine46527488">
          <table:table-cell table:style-name="Таблица4.A2" office:value-type="string">
            <text:p text:style-name="P16">Фактический результат</text:p>
          </table:table-cell>
          <table:table-cell table:style-name="Таблица4.B2" office:value-type="string">
            <text:p text:style-name="P58">Все страницы сайта ясны и просты в использовании. Кнопки, формы и поля удобны. Доступ к меню можно осуществить с любой страницы. Грамматических и пунктуационных ошибок нет.</text:p>
          </table:table-cell>
        </table:table-row>
        <table:table-row table:style-name="TableLine46528208">
          <table:table-cell table:style-name="Таблица4.A2" office:value-type="string">
            <text:p text:style-name="P16">Статус</text:p>
          </table:table-cell>
          <table:table-cell table:style-name="Таблица4.B2" office:value-type="string">
            <text:p text:style-name="P52">Заче<text:span text:style-name="T14">т</text:span></text:p>
          </table:table-cell>
        </table:table-row>
        <table:table-row table:style-name="TableLine46529488">
          <table:table-cell table:style-name="Таблица4.A2" office:value-type="string">
            <text:p text:style-name="P16">Предварительное условие</text:p>
          </table:table-cell>
          <table:table-cell table:style-name="Таблица4.B2" office:value-type="string">
            <text:p text:style-name="P52">Не требуется</text:p>
          </table:table-cell>
        </table:table-row>
        <table:table-row table:style-name="TableLine46530208">
          <table:table-cell table:style-name="Таблица4.A2" office:value-type="string">
            <text:p text:style-name="P16">Постусловие</text:p>
          </table:table-cell>
          <table:table-cell table:style-name="Таблица4.B2" office:value-type="string">
            <text:p text:style-name="P52">Состояние системы не изменилось</text:p>
          </table:table-cell>
        </table:table-row>
        <table:table-row table:style-name="TableLine46531008">
          <table:table-cell table:style-name="Таблица4.A2" office:value-type="string">
            <text:p text:style-name="P16">Примечания/комментарии</text:p>
          </table:table-cell>
          <table:table-cell table:style-name="Таблица4.B2" office:value-type="string">
            <text:p text:style-name="P52">Без комментариев</text:p>
          </table:table-cell>
        </table:table-row>
      </table:table>
      <text:p text:style-name="P27"/>
      <text:p text:style-name="P28"/>
      <text:p text:style-name="P28">Test case #<text:span text:style-name="T16">3</text:span>: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46533840">
          <table:table-cell table:style-name="Таблица5.A1" office:value-type="string">
            <text:p text:style-name="P17">Тестовый пример #</text:p>
          </table:table-cell>
          <table:table-cell table:style-name="Таблица5.B1" office:value-type="string">
            <text:p text:style-name="P23">TC_<text:span text:style-name="T17">CT</text:span>_1</text:p>
          </table:table-cell>
        </table:table-row>
        <table:table-row table:style-name="TableLine45489520">
          <table:table-cell table:style-name="Таблица5.A2" office:value-type="string">
            <text:p text:style-name="P17">Приоритет тестирования</text:p>
          </table:table-cell>
          <table:table-cell table:style-name="Таблица5.B2" office:value-type="string">
            <text:p text:style-name="P79">Высокий</text:p>
          </table:table-cell>
        </table:table-row>
        <table:table-row table:style-name="TableLine45262432">
          <table:table-cell table:style-name="Таблица5.A2" office:value-type="string">
            <text:p text:style-name="P17">Заголовок/название теста</text:p>
          </table:table-cell>
          <table:table-cell table:style-name="Таблица5.B2" office:value-type="string">
            <text:p text:style-name="P58"><text:span text:style-name="T9">К</text:span><text:span text:style-name="T7">россплатформенное тестировние</text:span></text:p>
          </table:table-cell>
        </table:table-row>
        <table:table-row table:style-name="TableLine45257936">
          <table:table-cell table:style-name="Таблица5.A2" office:value-type="string">
            <text:p text:style-name="P17">Краткое изложение теста</text:p>
          </table:table-cell>
          <table:table-cell table:style-name="Таблица5.B2" office:value-type="string">
            <text:p text:style-name="P48">Протестировать <text:span text:style-name="T11">сайт на разных ОС</text:span></text:p>
          </table:table-cell>
        </table:table-row>
        <table:table-row table:style-name="TableLine46523296">
          <table:table-cell table:style-name="Таблица5.A2" office:value-type="string">
            <text:p text:style-name="P17">Этапы теста</text:p>
          </table:table-cell>
          <table:table-cell table:style-name="Таблица5.B2" office:value-type="string">
            <text:p text:style-name="P59">1. Открыть сайт на Windows</text:p>
            <text:p text:style-name="P59"><text:span text:style-name="T36">1.1. Протестировать</text:span></text:p>
            <text:p text:style-name="P58">2. <text:span text:style-name="T17">Открыть сайт на Linux</text:span></text:p>
            <text:p text:style-name="P68">2.1. Протестировать</text:p>
            <text:p text:style-name="P42">3. <text:span text:style-name="T36">Открыть сайт в Chrome</text:span></text:p>
            <text:p text:style-name="P68">4. Открыть сайт в Edge</text:p>
            <text:p text:style-name="P68">5. Открыть сайт в Firefox</text:p>
            <text:p text:style-name="P68">6. Открыть сайт на Android</text:p>
            <text:p text:style-name="P68">7. Открыть сайт на iOS</text:p>
          </table:table-cell>
        </table:table-row>
        <table:table-row table:style-name="TableLine45603600">
          <table:table-cell table:style-name="Таблица5.A2" office:value-type="string">
            <text:p text:style-name="P17">Тестовые данные</text:p>
          </table:table-cell>
          <table:table-cell table:style-name="Таблица5.B2" office:value-type="string">
            <text:p text:style-name="P42">Сайт - <text:a xlink:type="simple" xlink:href="https://www.rksi.ru/" text:style-name="Internet_20_link" text:visited-style-name="Visited_20_Internet_20_Link">https://www.rksi.ru/</text:a></text:p>
            <text:p text:style-name="P64">Платформа Windows</text:p>
            <text:p text:style-name="P64">Платформа Linux</text:p>
            <text:p text:style-name="P64">Устройства Android и iOS</text:p>
            <text:p text:style-name="P64">Браузеры Edge, Chrome, <text:span text:style-name="T36">F</text:span>irefox</text:p>
          </table:table-cell>
        </table:table-row>
        <table:table-row table:style-name="TableLine45604272">
          <table:table-cell table:style-name="Таблица5.A2" office:value-type="string">
            <text:p text:style-name="P17">Ожидаемый результат</text:p>
          </table:table-cell>
          <table:table-cell table:style-name="Таблица5.B2" office:value-type="string">
            <text:p text:style-name="P77">1. Работает на Windows</text:p>
            <text:p text:style-name="P77">2. Работает на Linux</text:p>
            <text:p text:style-name="P77">3. Работает на Android</text:p>
            <text:p text:style-name="P77">4. Работает на iOS</text:p>
            <text:p text:style-name="P76">5. Работает на таких браузерах как: Edge, chrome, firefox</text:p>
          </table:table-cell>
        </table:table-row>
        <text:soft-page-break/>
        <table:table-row table:style-name="TableLine45605040">
          <table:table-cell table:style-name="Таблица5.A2" office:value-type="string">
            <text:p text:style-name="P17">Фактический результат</text:p>
          </table:table-cell>
          <table:table-cell table:style-name="Таблица5.B2" office:value-type="string">
            <text:p text:style-name="P77">Сайт работает на всех устройствах <text:span text:style-name="T34">и браузерах с одной скоростью</text:span></text:p>
          </table:table-cell>
        </table:table-row>
        <table:table-row table:style-name="TableLine45605760">
          <table:table-cell table:style-name="Таблица5.A2" office:value-type="string">
            <text:p text:style-name="P17">Статус</text:p>
          </table:table-cell>
          <table:table-cell table:style-name="Таблица5.B2" office:value-type="string">
            <text:p text:style-name="P53">Заче<text:span text:style-name="T14">т</text:span></text:p>
          </table:table-cell>
        </table:table-row>
        <table:table-row table:style-name="TableLine45606752">
          <table:table-cell table:style-name="Таблица5.A2" office:value-type="string">
            <text:p text:style-name="P17">Предварительное условие</text:p>
          </table:table-cell>
          <table:table-cell table:style-name="Таблица5.B2" office:value-type="string">
            <text:p text:style-name="P53">Не требуется</text:p>
          </table:table-cell>
        </table:table-row>
        <table:table-row table:style-name="TableLine45607552">
          <table:table-cell table:style-name="Таблица5.A2" office:value-type="string">
            <text:p text:style-name="P17">Постусловие</text:p>
          </table:table-cell>
          <table:table-cell table:style-name="Таблица5.B2" office:value-type="string">
            <text:p text:style-name="P53">Состояние системы не изменилось</text:p>
          </table:table-cell>
        </table:table-row>
        <table:table-row table:style-name="TableLine45608352">
          <table:table-cell table:style-name="Таблица5.A2" office:value-type="string">
            <text:p text:style-name="P17">Примечания/комментарии</text:p>
          </table:table-cell>
          <table:table-cell table:style-name="Таблица5.B2" office:value-type="string">
            <text:p text:style-name="P53">Без комментариев</text:p>
          </table:table-cell>
        </table:table-row>
      </table:table>
      <text:p text:style-name="P29"/>
      <text:p text:style-name="P29">Test case #<text:span text:style-name="T17">4</text:span>: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45609648">
          <table:table-cell table:style-name="Таблица6.A1" office:value-type="string">
            <text:p text:style-name="P18">Тестовый пример #</text:p>
          </table:table-cell>
          <table:table-cell table:style-name="Таблица6.B1" office:value-type="string">
            <text:p text:style-name="P24">TC_<text:span text:style-name="T17">PT</text:span>_1</text:p>
          </table:table-cell>
        </table:table-row>
        <table:table-row table:style-name="TableLine45623856">
          <table:table-cell table:style-name="Таблица6.A2" office:value-type="string">
            <text:p text:style-name="P18">Приоритет тестирования</text:p>
          </table:table-cell>
          <table:table-cell table:style-name="Таблица6.B2" office:value-type="string">
            <text:p text:style-name="P77">Средний</text:p>
          </table:table-cell>
        </table:table-row>
        <table:table-row table:style-name="TableLine45615968">
          <table:table-cell table:style-name="Таблица6.A2" office:value-type="string">
            <text:p text:style-name="P18">Заголовок/название теста</text:p>
          </table:table-cell>
          <table:table-cell table:style-name="Таблица6.B2" office:value-type="string">
            <text:p text:style-name="P77">Тестирование производительности</text:p>
          </table:table-cell>
        </table:table-row>
        <table:table-row table:style-name="TableLine45602400">
          <table:table-cell table:style-name="Таблица6.A2" office:value-type="string">
            <text:p text:style-name="P18">Краткое изложение теста</text:p>
          </table:table-cell>
          <table:table-cell table:style-name="Таблица6.B2" office:value-type="string">
            <text:p text:style-name="P42">Определение того, как система работает с точки зрения оперативности и стабильности при определённой нагрузке</text:p>
          </table:table-cell>
        </table:table-row>
        <table:table-row table:style-name="TableLine45599760">
          <table:table-cell table:style-name="Таблица6.A2" office:value-type="string">
            <text:p text:style-name="P18">Этапы теста</text:p>
          </table:table-cell>
          <table:table-cell table:style-name="Таблица6.B2" office:value-type="string">
            <text:p text:style-name="P42"><text:span text:style-name="T23">1</text:span>. <text:span text:style-name="T12">Открыть сайт be1.ru</text:span></text:p>
            <text:p text:style-name="P63"><text:span text:style-name="T7">2. Вставить ссылку на наш сайт</text:span></text:p>
            <text:p text:style-name="P63"><text:span text:style-name="T7">3. Узнать скорость загрузки страницы</text:span></text:p>
          </table:table-cell>
        </table:table-row>
        <table:table-row table:style-name="TableLine47012992">
          <table:table-cell table:style-name="Таблица6.A2" office:value-type="string">
            <text:p text:style-name="P18">Тестовые данные</text:p>
          </table:table-cell>
          <table:table-cell table:style-name="Таблица6.B2" office:value-type="string">
            <text:p text:style-name="P42">Сайт - <text:a xlink:type="simple" xlink:href="https://www.rksi.ru/" text:style-name="Internet_20_link" text:visited-style-name="Visited_20_Internet_20_Link">https://www.rksi.ru/</text:a></text:p>
            <text:p text:style-name="P63">Сайт - <text:a xlink:type="simple" xlink:href="https://be1.ru/stat/rksi.ru" text:style-name="Internet_20_link" text:visited-style-name="Visited_20_Internet_20_Link">https://be1.ru/stat/rksi.ru</text:a></text:p>
            <text:p text:style-name="P64">Скорость загрузки блоков страницы</text:p>
            <text:p text:style-name="P64">Скорость загрузки самой страницы</text:p>
          </table:table-cell>
        </table:table-row>
        <table:table-row table:style-name="TableLine47013600">
          <table:table-cell table:style-name="Таблица6.A2" office:value-type="string">
            <text:p text:style-name="P18">Ожидаемый результат</text:p>
          </table:table-cell>
          <table:table-cell table:style-name="Таблица6.B2" office:value-type="string">
            <text:p text:style-name="P80">1. Сайт работает при большой нагрузке</text:p>
            <text:p text:style-name="P80">2. Сайт работает при долгом использовании</text:p>
            <text:p text:style-name="P80">3. Сайт работает при увеличении объёма данных</text:p>
            <text:p text:style-name="P80">4. Страницы грузятся быстро</text:p>
          </table:table-cell>
        </table:table-row>
        <table:table-row table:style-name="TableLine47014320">
          <table:table-cell table:style-name="Таблица6.A2" office:value-type="string">
            <text:p text:style-name="P18">Фактический результат</text:p>
          </table:table-cell>
          <table:table-cell table:style-name="Таблица6.B2" office:value-type="string">
            <text:p text:style-name="P80">Сайт прошёл все проверки производительности, никаких ошибок не выявлено. <text:span text:style-name="T34">Скорость загрузки страницы лучше рекомендуемой</text:span></text:p>
          </table:table-cell>
        </table:table-row>
        <table:table-row table:style-name="TableLine47015952">
          <table:table-cell table:style-name="Таблица6.A2" office:value-type="string">
            <text:p text:style-name="P18">Статус</text:p>
          </table:table-cell>
          <table:table-cell table:style-name="Таблица6.B2" office:value-type="string">
            <text:p text:style-name="P54">Заче<text:span text:style-name="T14">т</text:span></text:p>
          </table:table-cell>
        </table:table-row>
        <table:table-row table:style-name="TableLine47016768">
          <table:table-cell table:style-name="Таблица6.A2" office:value-type="string">
            <text:p text:style-name="P18">Предварительное условие</text:p>
          </table:table-cell>
          <table:table-cell table:style-name="Таблица6.B2" office:value-type="string">
            <text:p text:style-name="P54">Не требуется</text:p>
          </table:table-cell>
        </table:table-row>
        <table:table-row table:style-name="TableLine47017488">
          <table:table-cell table:style-name="Таблица6.A2" office:value-type="string">
            <text:p text:style-name="P18">Постусловие</text:p>
          </table:table-cell>
          <table:table-cell table:style-name="Таблица6.B2" office:value-type="string">
            <text:p text:style-name="P54">Состояние системы не изменилось</text:p>
          </table:table-cell>
        </table:table-row>
        <table:table-row table:style-name="TableLine47018288">
          <table:table-cell table:style-name="Таблица6.A2" office:value-type="string">
            <text:p text:style-name="P18">Примечания/комментарии</text:p>
          </table:table-cell>
          <table:table-cell table:style-name="Таблица6.B2" office:value-type="string">
            <text:p text:style-name="P54">Без комментариев</text:p>
          </table:table-cell>
        </table:table-row>
      </table:table>
      <text:p text:style-name="P29"/>
      <text:p text:style-name="P8"><text:soft-page-break/>Test case #<text:span text:style-name="T18">5</text:span>: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47022176">
          <table:table-cell table:style-name="Таблица7.A1" office:value-type="string">
            <text:p text:style-name="P19">Тестовый пример #</text:p>
          </table:table-cell>
          <table:table-cell table:style-name="Таблица7.B1" office:value-type="string">
            <text:p text:style-name="P25">TC_<text:span text:style-name="T18">MT</text:span>_1</text:p>
          </table:table-cell>
        </table:table-row>
        <table:table-row table:style-name="TableLine47035904">
          <table:table-cell table:style-name="Таблица7.A2" office:value-type="string">
            <text:p text:style-name="P19">Приоритет тестирования</text:p>
          </table:table-cell>
          <table:table-cell table:style-name="Таблица7.B2" office:value-type="string">
            <text:p text:style-name="P76">Средний</text:p>
          </table:table-cell>
        </table:table-row>
        <table:table-row table:style-name="TableLine47029632">
          <table:table-cell table:style-name="Таблица7.A2" office:value-type="string">
            <text:p text:style-name="P19">Заголовок/название теста</text:p>
          </table:table-cell>
          <table:table-cell table:style-name="Таблица7.B2" office:value-type="string">
            <text:p text:style-name="P78">Тестирование <text:span text:style-name="T18">мобильной версии сайта</text:span></text:p>
          </table:table-cell>
        </table:table-row>
        <table:table-row table:style-name="TableLine47028608">
          <table:table-cell table:style-name="Таблица7.A2" office:value-type="string">
            <text:p text:style-name="P19">Краткое изложение теста</text:p>
          </table:table-cell>
          <table:table-cell table:style-name="Таблица7.B2" office:value-type="string">
            <text:p text:style-name="P66">Тестирование сайта на мобильных устройствах</text:p>
          </table:table-cell>
        </table:table-row>
        <table:table-row table:style-name="TableLine47024560">
          <table:table-cell table:style-name="Таблица7.A2" office:value-type="string">
            <text:p text:style-name="P19">Этапы теста</text:p>
          </table:table-cell>
          <table:table-cell table:style-name="Таблица7.B2" office:value-type="string">
            <text:p text:style-name="P43">1. О<text:span text:style-name="T19">ткрыть сайт на мобильном устройстве</text:span></text:p>
            <text:p text:style-name="P67">2. Нажать на ссылку <text:span text:style-name="T36">любую</text:span></text:p>
            <text:p text:style-name="P67">3. Перейти на какую-либо страницу</text:p>
            <text:p text:style-name="P67">4. Вернуться на главную страницу</text:p>
            <text:p text:style-name="P67">5. Открыть всплывающее меню слева сверху</text:p>
          </table:table-cell>
        </table:table-row>
        <table:table-row table:style-name="TableLine47052880">
          <table:table-cell table:style-name="Таблица7.A2" office:value-type="string">
            <text:p text:style-name="P19">Тестовые данные</text:p>
          </table:table-cell>
          <table:table-cell table:style-name="Таблица7.B2" office:value-type="string">
            <text:p text:style-name="P43">Сайт - <text:a xlink:type="simple" xlink:href="https://www.rksi.ru/" text:style-name="Internet_20_link" text:visited-style-name="Visited_20_Internet_20_Link">https://www.rksi.ru/</text:a></text:p>
            <text:p text:style-name="P64">Исходный код страницы</text:p>
            <text:p text:style-name="P64">Адаптивная вёрстка</text:p>
            <text:p text:style-name="P68">Расширение 390x844 <text:s/>- iPhone 12 Pro</text:p>
            <text:p text:style-name="P68">Расширение 412х915 - Samsung Galaxy S20 Ultra</text:p>
            <text:p text:style-name="P68">Расширение 280х653 - Galaxy Fold -</text:p>
          </table:table-cell>
        </table:table-row>
        <table:table-row table:style-name="TableLine47053488">
          <table:table-cell table:style-name="Таблица7.A2" office:value-type="string">
            <text:p text:style-name="P19">Ожидаемый результат</text:p>
          </table:table-cell>
          <table:table-cell table:style-name="Таблица7.B2" office:value-type="string">
            <text:p text:style-name="P81">1. <text:span text:style-name="T19">Совместимость со смартфонами и планшетами</text:span></text:p>
            <text:p text:style-name="P75">2. Навигация по сайту должна быть максимально проста</text:p>
            <text:p text:style-name="P75">3. Кнопки должны иметь достаточный размер для людей с большим пальцем</text:p>
          </table:table-cell>
        </table:table-row>
        <table:table-row table:style-name="TableLine47054144">
          <table:table-cell table:style-name="Таблица7.A2" office:value-type="string">
            <text:p text:style-name="P19">Фактический результат</text:p>
          </table:table-cell>
          <table:table-cell table:style-name="Таблица7.B2" office:value-type="string">
            <text:p text:style-name="P75">На сайте вообще нет адаптивки, на телефонах работает некорректно, неудобно нажимать на ссылки и кнопки. <text:span text:style-name="T23">Нет Flash-элементов</text:span></text:p>
          </table:table-cell>
        </table:table-row>
        <table:table-row table:style-name="TableLine47054800">
          <table:table-cell table:style-name="Таблица7.A2" office:value-type="string">
            <text:p text:style-name="P19">Статус</text:p>
          </table:table-cell>
          <table:table-cell table:style-name="Таблица7.B2" office:value-type="string">
            <text:p text:style-name="P55"><text:span text:style-name="T19">Нез</text:span>аче<text:span text:style-name="T14">т</text:span></text:p>
          </table:table-cell>
        </table:table-row>
        <table:table-row table:style-name="TableLine47056192">
          <table:table-cell table:style-name="Таблица7.A2" office:value-type="string">
            <text:p text:style-name="P19">Предварительное условие</text:p>
          </table:table-cell>
          <table:table-cell table:style-name="Таблица7.B2" office:value-type="string">
            <text:p text:style-name="P55">Не требуется</text:p>
          </table:table-cell>
        </table:table-row>
        <table:table-row table:style-name="TableLine47056992">
          <table:table-cell table:style-name="Таблица7.A2" office:value-type="string">
            <text:p text:style-name="P19">Постусловие</text:p>
          </table:table-cell>
          <table:table-cell table:style-name="Таблица7.B2" office:value-type="string">
            <text:p text:style-name="P55">Состояние системы не изменилось</text:p>
          </table:table-cell>
        </table:table-row>
        <table:table-row table:style-name="TableLine47057792">
          <table:table-cell table:style-name="Таблица7.A2" office:value-type="string">
            <text:p text:style-name="P19">Примечания/комментарии</text:p>
          </table:table-cell>
          <table:table-cell table:style-name="Таблица7.B2" office:value-type="string">
            <text:p text:style-name="P55">Без комментариев</text:p>
          </table:table-cell>
        </table:table-row>
      </table:table>
      <text:p text:style-name="P8"/>
      <text:p text:style-name="P9"/>
      <text:p text:style-name="P9"/>
      <text:p text:style-name="P9"><text:soft-page-break/></text:p>
      <text:p text:style-name="P9">Test case #<text:span text:style-name="T20">6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47064064">
          <table:table-cell table:style-name="Таблица8.A1" office:value-type="string">
            <text:p text:style-name="P20">Тестовый пример #</text:p>
          </table:table-cell>
          <table:table-cell table:style-name="Таблица8.B1" office:value-type="string">
            <text:p text:style-name="P26">TC_FT_<text:span text:style-name="T20">2</text:span></text:p>
          </table:table-cell>
        </table:table-row>
        <table:table-row table:style-name="TableLine47060400">
          <table:table-cell table:style-name="Таблица8.A2" office:value-type="string">
            <text:p text:style-name="P20">Приоритет тестирования</text:p>
          </table:table-cell>
          <table:table-cell table:style-name="Таблица8.B2" office:value-type="string">
            <text:p text:style-name="P74">Низкий</text:p>
          </table:table-cell>
        </table:table-row>
        <table:table-row table:style-name="TableLine47069936">
          <table:table-cell table:style-name="Таблица8.A2" office:value-type="string">
            <text:p text:style-name="P20">Заголовок/название теста</text:p>
          </table:table-cell>
          <table:table-cell table:style-name="Таблица8.B2" office:value-type="string">
            <text:p text:style-name="P49"><text:span text:style-name="T9">Тестирование ссылок</text:span> <text:span text:style-name="T5">в </text:span><text:span text:style-name="T20">футере</text:span><text:span text:style-name="T5"> сайта</text:span></text:p>
          </table:table-cell>
        </table:table-row>
        <table:table-row table:style-name="TableLine47063472">
          <table:table-cell table:style-name="Таблица8.A2" office:value-type="string">
            <text:p text:style-name="P20">Краткое изложение теста</text:p>
          </table:table-cell>
          <table:table-cell table:style-name="Таблица8.B2" office:value-type="string">
            <text:p text:style-name="P49">Протестировать все <text:span text:style-name="T6">ссылки на</text:span> странице и выявить проблемы</text:p>
          </table:table-cell>
        </table:table-row>
        <table:table-row table:style-name="TableLine47065392">
          <table:table-cell table:style-name="Таблица8.A2" office:value-type="string">
            <text:p text:style-name="P20">Этапы теста</text:p>
          </table:table-cell>
          <table:table-cell table:style-name="Таблица8.B2" office:value-type="string">
            <text:p text:style-name="P49">1. <text:span text:style-name="T14">Открыть сайт</text:span></text:p>
            <text:p text:style-name="P60">2. Пролистать в самый низ сайта</text:p>
            <text:p text:style-name="P50"><text:span text:style-name="T20">3</text:span>. <text:span text:style-name="T23">Взять ссылки из тестовых данных</text:span></text:p>
            <text:p text:style-name="P49"><text:span text:style-name="T20">4</text:span>. Нажать на ссылку для перехода в другой раздел сайта</text:p>
            <text:p text:style-name="P49"><text:span text:style-name="T20">5</text:span>. <text:span text:style-name="T5">Записать результат</text:span></text:p>
          </table:table-cell>
        </table:table-row>
        <table:table-row table:style-name="TableLine47102528">
          <table:table-cell table:style-name="Таблица8.A2" office:value-type="string">
            <text:p text:style-name="P20">Тестовые данные</text:p>
          </table:table-cell>
          <table:table-cell table:style-name="Таблица8.B2" office:value-type="string">
            <text:p text:style-name="P60">1. <text:a xlink:type="simple" xlink:href="https://minsvyaz.donland.ru/" text:style-name="Internet_20_link" text:visited-style-name="Visited_20_Internet_20_Link">https://minsvyaz.donland.ru/</text:a> - <text:span text:style-name="T23">Партнёры РКСИ</text:span></text:p>
            <text:p text:style-name="P61">2. https://rostov.rt.ru/ - <text:span text:style-name="T23">Партнёры РКСИ</text:span></text:p>
            <text:p text:style-name="P61"><text:span text:style-name="T22">3.</text:span> https://www.rostovpost.ru/ - <text:span text:style-name="T23">Партнёры РКСИ</text:span></text:p>
            <text:p text:style-name="P61"><text:span text:style-name="T22">4.</text:span> https://www.technodrive.ru/rostov/ - <text:span text:style-name="T23">Партнёры РКСИ</text:span></text:p>
            <text:p text:style-name="P61">5. https://<text:span text:style-name="T7">rostov</text:span>.rtrs.ru/ - <text:span text:style-name="T23">Партнёры РКСИ</text:span></text:p>
            <text:p text:style-name="P61">6. https://srro.ru/ - <text:span text:style-name="T23">Партнёры РКСИ</text:span></text:p>
            <text:p text:style-name="P61">7. https://nppgamma.ru/ - <text:span text:style-name="T23">Партнёры РКСИ</text:span></text:p>
            <text:p text:style-name="P61">8. https://dontr.ru/ - <text:span text:style-name="T23">Партнёры РКСИ</text:span></text:p>
            <text:p text:style-name="P60">9. <text:a xlink:type="simple" xlink:href="https://edu.gov.ru/" text:style-name="Internet_20_link" text:visited-style-name="Visited_20_Internet_20_Link">https://edu.gov.ru/</text:a> - <text:span text:style-name="T23">Полезные ресурсы</text:span></text:p>
            <text:p text:style-name="P61">10. https://www.xn--d1abkefqip0a2f.xn--p1ai/ - <text:span text:style-name="T23">Полезные ресурсы</text:span></text:p>
            <text:p text:style-name="P61"><text:span text:style-name="T22">11.</text:span> https://window.edu.ru/ - <text:span text:style-name="T23">Полезные ресурсы</text:span></text:p>
            <text:p text:style-name="P61"><text:span text:style-name="T22">12. </text:span>bus.gov.ru/ - <text:span text:style-name="T23">Полезные ресурсы</text:span></text:p>
            <text:p text:style-name="P61">13. <text:a xlink:type="simple" xlink:href="https://npd.nalog.ru/app" text:style-name="Internet_20_link" text:visited-style-name="Visited_20_Internet_20_Link">https://npd.nalog.ru/app</text:a> - <text:span text:style-name="T23">Полезные ресурсы</text:span></text:p>
            <text:p text:style-name="P61">14. <text:a xlink:type="simple" xlink:href="https://www.edu.ru/" text:style-name="Internet_20_link" text:visited-style-name="Visited_20_Internet_20_Link">https://www.edu.ru/</text:a> - <text:span text:style-name="T23">Полезные ресурсы</text:span></text:p>
            <text:p text:style-name="P61"><text:span text:style-name="T22">15.</text:span> <text:a xlink:type="simple" xlink:href="https://pravo.gov.ru/" text:style-name="Internet_20_link" text:visited-style-name="Visited_20_Internet_20_Link">https://pravo.gov.ru/</text:a> - <text:span text:style-name="T23">Полезные ресурсы</text:span></text:p>
            <text:p text:style-name="P62"><text:span text:style-name="T22">16.</text:span> <text:a xlink:type="simple" xlink:href="https://school-collection.edu.ru/" text:style-name="Internet_20_link" text:visited-style-name="Visited_20_Internet_20_Link">https://school-collection.edu.ru/</text:a><text:span text:style-name="T20"> - </text:span><text:span text:style-name="T23">Полезные ресурсы</text:span></text:p>
            <text:p text:style-name="P62"><text:span text:style-name="T22">17.</text:span> https://fcior.edu.ru/<text:span text:style-name="T20"> - </text:span><text:span text:style-name="T23">Полезные ресурсы</text:span></text:p>
          </table:table-cell>
        </table:table-row>
        <table:table-row table:style-name="TableLine47103200">
          <table:table-cell table:style-name="Таблица8.A2" office:value-type="string">
            <text:p text:style-name="P20">Ожидаемый результат</text:p>
          </table:table-cell>
          <table:table-cell table:style-name="Таблица8.B2" office:value-type="string">
            <text:p text:style-name="P70">1. При наведении на ссылку курсор будет <text:soft-page-break/>в <text:span text:style-name="T13">форме клика</text:span></text:p>
            <text:p text:style-name="P72">2. При нажатии на ссылку должен произойти переход на другую страницу</text:p>
            <text:p text:style-name="P72">3. Переадресация должна соответствовать названию ссылки</text:p>
          </table:table-cell>
        </table:table-row>
        <table:table-row table:style-name="TableLine47107280">
          <table:table-cell table:style-name="Таблица8.A2" office:value-type="string">
            <text:p text:style-name="P20">Фактический результат</text:p>
          </table:table-cell>
          <table:table-cell table:style-name="Таблица8.B2" office:value-type="string">
            <text:p text:style-name="P82">Половина ссылок не работают, а именно 3, 4, 11, 12, 15, 16, 17</text:p>
          </table:table-cell>
        </table:table-row>
        <table:table-row table:style-name="TableLine47108000">
          <table:table-cell table:style-name="Таблица8.A2" office:value-type="string">
            <text:p text:style-name="P20">Статус</text:p>
          </table:table-cell>
          <table:table-cell table:style-name="Таблица8.B2" office:value-type="string">
            <text:p text:style-name="P56"><text:span text:style-name="T21">Нез</text:span>аче<text:span text:style-name="T14">т</text:span></text:p>
          </table:table-cell>
        </table:table-row>
        <table:table-row table:style-name="TableLine47108992">
          <table:table-cell table:style-name="Таблица8.A2" office:value-type="string">
            <text:p text:style-name="P20">Предварительное условие</text:p>
          </table:table-cell>
          <table:table-cell table:style-name="Таблица8.B2" office:value-type="string">
            <text:p text:style-name="P56">Не требуется</text:p>
          </table:table-cell>
        </table:table-row>
        <table:table-row table:style-name="Таблица8.11">
          <table:table-cell table:style-name="Таблица8.A2" office:value-type="string">
            <text:p text:style-name="P20">Постусловие</text:p>
          </table:table-cell>
          <table:table-cell table:style-name="Таблица8.B2" office:value-type="string">
            <text:p text:style-name="P56">Состояние системы не изменилось</text:p>
          </table:table-cell>
        </table:table-row>
        <table:table-row table:style-name="TableLine47110592">
          <table:table-cell table:style-name="Таблица8.A2" office:value-type="string">
            <text:p text:style-name="P20">Примечания/комментарии</text:p>
          </table:table-cell>
          <table:table-cell table:style-name="Таблица8.B2" office:value-type="string">
            <text:p text:style-name="P56">Без комментариев</text:p>
          </table:table-cell>
        </table:table-row>
      </table:table>
      <text:p text:style-name="P35"/>
      <text:p text:style-name="P35">Вывод: <text:span text:style-name="T38">В ходе проведённой работы я ознакомился с методическим пособием и доп. Документацией, провел тестирование сайта и составил тест-кейс.</text:span><text:span text:style-name="T39"> В результате тестирования обнаружены ошибки, такие как: Нерабочие ссылки и плохая адаптивная вёрстка.</text:span></text:p>
      <text:p text:style-name="P9"/>
      <text:p text:style-name="P9"/>
      <text:p text:style-name="P9">Что такое тест-кейс? Какие есть преимущества его использования?</text:p>
      <text:p text:style-name="P37">Тест-кейс — это такое описание проверки работы системы, которое может выполнить любой человек из команды, будь то тестировщик, разработчик, аналитик или даже бизнес-заказчик.</text:p>
      <text:p text:style-name="P37">Преимущества: тест-кейсы можно доверить выполнять новичку или призванному на помощь коллеге из другого отдела, который ничегошеньки о проекте не знает.</text:p>
      <text:p text:style-name="P37"/>
      <text:p text:style-name="P9">Приведите пример ПЛОХОГО тест-кейса. Почему он плох?</text:p>
      <text:p text:style-name="P37"><text:span text:style-name="T37">К примеру: </text:span>Недостаток деталей для проведения тест кейса</text:p>
      <text:p text:style-name="P38"><text:span text:style-name="T24">Плохо: перейти в режим разработчика</text:span><text:line-break/><text:span text:style-name="T24">Хорошо:</text:span><text:line-break/><text:span text:style-name="T24">1) Открыть меню</text:span><text:line-break/><text:span text:style-name="T24">2) Перейти во вкладку «Дополнительные возможности»</text:span><text:line-break/><text:span text:style-name="T24">3) Нажать на кнопку «Включить режим разработчика»</text:span></text:p>
      <text:p text:style-name="P38"><text:span text:style-name="T24">Ошибка, обратная предыдущей. Хороший тест кейс — это тест кейс, все </text:span><text:soft-page-break/><text:span text:style-name="T24">действия которого можно выполнить, основываясь только на тексте самого тест кейса.</text:span></text:p>
      <text:p text:style-name="P38"><text:span text:style-name="T24"/></text:p>
      <text:p text:style-name="P36"><text:span text:style-name="T25">Какие классификации наборов тест-кейсов вы знаете?</text:span></text:p>
      <text:p text:style-name="P39"><text:span text:style-name="T25">Наборы тест-кейсов можно разделить на свободные (порядок выполнения тест-кейсов не важен) и последовательные (порядок выполнения тест-кейсов важен).</text:span></text:p>
      <text:p text:style-name="P85">Классификация зависит от типа входных данных, действий и ожидаемого поведения ПО.</text:p>
      <text:p text:style-name="P84"><text:span text:style-name="Emphasis"><text:span text:style-name="T33">Положительные. </text:span></text:span><text:span text:style-name="T33">Подтверждают, что ПО соответствует требованиям. Показывают, что при корректных входных данных и действиях пользователя ПО выполняет функции.</text:span></text:p>
      <text:p text:style-name="P84"><text:span text:style-name="Emphasis"><text:span text:style-name="T33">Отрицательные. </text:span></text:span><text:span text:style-name="T33">Показывают, что ПО способно обрабатывать некорректные входные данные или неверные действия пользователя. Например, выводить соответствующие сообщения, подсказывать, как исправить ситуацию.</text:span></text:p>
      <text:p text:style-name="P84"><text:span text:style-name="Emphasis"><text:span text:style-name="T33">Деструктивные. </text:span></text:span><text:span text:style-name="T33">Демонстрируют, что никакие внешние воздействия или высокие нагрузки не приводят к потере данных пользователя, ПО можно использовать. Условие: нагрузки не разрушают аппаратную часть.</text:span>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ontserrat" svg:font-family="Montserrat, sans-serif"/>
    <style:font-face style:name="MuseoSansCyrl-300" svg:font-family="MuseoSansCyrl-300"/>
    <style:font-face style:name="PT Sans" svg:font-family="'PT Sans'"/>
    <style:font-face style:name="Roboto" svg:font-family="Roboto, Oxygen, sans-serif"/>
    <style:font-face style:name="PT Astra Serif1" svg:font-family="'PT Astra Serif'" style:font-adornments="Regular" style:font-family-generic="roman"/>
    <style:font-face style:name="Times New Roman" svg:font-family="'Times New Roman'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1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>
      <style:header>
        <text:p text:style-name="Header"/>
      </style:header>
    </style:master-page>
    <style:master-page style:name="Index" loext:hidden="true" style:hidden="true" style:page-layout-name="Mpm8">
      <style:header>
        <text:p text:style-name="Header"/>
      </style:header>
    </style:master-page>
    <style:master-page style:name="HTML" loext:hidden="true" style:hidden="true" style:page-layout-name="Mpm9">
      <style:header>
        <text:p text:style-name="Header"/>
      </style:header>
    </style:master-page>
    <style:master-page style:name="Footnote" loext:hidden="true" style:hidden="true" style:page-layout-name="Mpm10">
      <style:header>
        <text:p text:style-name="Header"/>
      </style:header>
    </style:master-page>
    <style:master-page style:name="Endnote" loext:hidden="tru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46862608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11-19T12:05:58.709185400</meta:creation-date>
    <dc:title>Default</dc:title>
    <meta:editing-cycles>11</meta:editing-cycles>
    <meta:editing-duration>PT48M53S</meta:editing-duration>
    <meta:generator>LibreOffice/7.0.6.2$Linux_X86_64 LibreOffice_project/00$Build-2</meta:generator>
    <dc:date>2022-11-19T15:18:57.409116797</dc:date>
    <meta:document-statistic meta:table-count="8" meta:image-count="0" meta:object-count="0" meta:page-count="10" meta:paragraph-count="289" meta:word-count="1269" meta:character-count="9356" meta:non-whitespace-character-count="8373"/>
  </office:meta>
</office:document-meta>
</file>